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380000043890B33A0CABECD3AF.png" manifest:media-type="image/png"/>
  <manifest:file-entry manifest:full-path="Pictures/100002010000034D00000250788B6D4D1761A6A5.png" manifest:media-type="image/png"/>
  <manifest:file-entry manifest:full-path="Pictures/1000F30D0000633800004574FBEBE3882235B935.svg" manifest:media-type="image/svg+xml"/>
  <manifest:file-entry manifest:full-path="Pictures/100002010000034D00000250C8F60AEEBC836F8A.png" manifest:media-type="image/png"/>
  <manifest:file-entry manifest:full-path="Pictures/1000020100000121000003C1FADA4F8621AEC425.png" manifest:media-type="image/png"/>
  <manifest:file-entry manifest:full-path="Pictures/1000D721000063520000458E1601190C62B6CEDE.svg" manifest:media-type="image/svg+xml"/>
  <manifest:file-entry manifest:full-path="Pictures/1001687200001DDE000063522CC59A69DF5C3102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71cm, 0cm, 0.341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401cm, 0.748cm, 0.91cm, 1.182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88cm, 0.735cm, 0cm, 1.042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499cm, 8.301cm, 6.079cm, 9.42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712cm" svg:height="18.541cm" svg:x="9.194cm" svg:y="1.128cm">
          <draw:image xlink:href="Pictures/1001687200001DDE000063522CC59A69DF5C3102.svg" xlink:type="simple" xlink:show="embed" xlink:actuate="onLoad" loext:mime-type="image/svg+xml">
            <text:p/>
          </draw:image>
          <draw:image xlink:href="Pictures/1000020100000121000003C1FADA4F8621AEC425.png" xlink:type="simple" xlink:show="embed" xlink:actuate="onLoad" loext:mime-type="image/png"/>
        </draw:frame>
        <draw:frame draw:style-name="gr2" draw:text-style-name="P1" draw:layer="layout" svg:width="11.939cm" svg:height="7.873cm" svg:x="16.367cm" svg:y="1.482cm">
          <draw:image xlink:href="Pictures/1000D721000063520000458E1601190C62B6CEDE.svg" xlink:type="simple" xlink:show="embed" xlink:actuate="onLoad" loext:mime-type="image/svg+xml">
            <text:p/>
          </draw:image>
          <draw:image xlink:href="Pictures/100002010000034D00000250C8F60AEEBC836F8A.png" xlink:type="simple" xlink:show="embed" xlink:actuate="onLoad" loext:mime-type="image/png"/>
        </draw:frame>
        <draw:frame draw:style-name="gr3" draw:text-style-name="P1" draw:layer="layout" svg:width="10.992cm" svg:height="7.627cm" svg:x="16.875cm" svg:y="11.883cm">
          <draw:image xlink:href="Pictures/1000F30D0000633800004574FBEBE3882235B935.svg" xlink:type="simple" xlink:show="embed" xlink:actuate="onLoad" loext:mime-type="image/svg+xml">
            <text:p/>
          </draw:image>
          <draw:image xlink:href="Pictures/100002010000034D00000250788B6D4D1761A6A5.png" xlink:type="simple" xlink:show="embed" xlink:actuate="onLoad" loext:mime-type="image/png"/>
        </draw:frame>
        <draw:frame draw:style-name="gr4" draw:text-style-name="P1" draw:layer="layout" svg:width="8.436cm" svg:height="11.811cm" svg:x="1.132cm" svg:y="4.556cm">
          <draw:image xlink:href="Pictures/10000201000004380000043890B33A0CABECD3AF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8T13:44:41.646355104</meta:creation-date>
    <dc:date>2020-05-28T15:30:13.451490428</dc:date>
    <meta:editing-duration>PT1H24M36S</meta:editing-duration>
    <meta:editing-cycles>5</meta:editing-cycles>
    <meta:generator>LibreOffice/6.4.3.2$Linux_X86_64 LibreOffice_project/40$Build-2</meta:generator>
    <meta:document-statistic meta:object-count="4"/>
  </office:meta>
</office:document-meta>
</file>